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06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3.2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req_15day</text:p>
          </table:table-cell>
          <table:table-cell office:value-type="string" calcext:value-type="string">
            <text:p>15 days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2:28:18.9804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19T12:28:48.267039000</dc:date>
    <meta:print-date>2015-10-26T09:02:18Z</meta:print-date>
    <meta:editing-cycles>31</meta:editing-cycles>
    <meta:editing-duration>PT1H34M41S</meta:editing-duration>
    <meta:document-statistic meta:table-count="1" meta:cell-count="34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